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b8e38" officeooo:paragraph-rsid="000b8e38"/>
    </style:style>
    <style:style style:name="P2" style:family="paragraph" style:parent-style-name="Text_20_body" style:list-style-name="L1">
      <style:text-properties officeooo:rsid="000b8e38" officeooo:paragraph-rsid="000b8e38"/>
    </style:style>
    <style:style style:name="P3" style:family="paragraph" style:parent-style-name="Text_20_body" style:list-style-name="L2">
      <style:text-properties officeooo:rsid="000b8e38" officeooo:paragraph-rsid="000b8e38"/>
    </style:style>
    <style:style style:name="P4" style:family="paragraph" style:parent-style-name="Text_20_body">
      <style:text-properties officeooo:paragraph-rsid="000b8e38"/>
    </style:style>
    <style:style style:name="P5" style:family="paragraph" style:parent-style-name="Text_20_body">
      <style:text-properties style:font-name="Arial" officeooo:paragraph-rsid="000b8e38"/>
    </style:style>
    <style:style style:name="P6" style:family="paragraph" style:parent-style-name="Text_20_body">
      <style:text-properties style:font-name="Arial" officeooo:rsid="000b8e38" officeooo:paragraph-rsid="000b8e38"/>
    </style:style>
    <style:style style:name="P7" style:family="paragraph" style:parent-style-name="Text_20_body" style:list-style-name="L2">
      <style:text-properties officeooo:rsid="000c06b0" officeooo:paragraph-rsid="000c06b0"/>
    </style:style>
    <style:style style:name="P8" style:family="paragraph" style:parent-style-name="Title">
      <style:text-properties style:font-name="Arial" officeooo:rsid="000b8e38" officeooo:paragraph-rsid="000b8e38"/>
    </style:style>
    <style:style style:name="P9" style:family="paragraph" style:parent-style-name="Heading_20_1">
      <style:text-properties officeooo:rsid="000b8e38" officeooo:paragraph-rsid="000b8e38"/>
    </style:style>
    <style:style style:name="P10" style:family="paragraph" style:parent-style-name="Heading_20_1">
      <style:text-properties style:font-name="Arial" officeooo:rsid="000b8e38" officeooo:paragraph-rsid="000b8e38"/>
    </style:style>
    <style:style style:name="T1" style:family="text">
      <style:text-properties officeooo:rsid="000c06b0"/>
    </style:style>
    <style:style style:name="T2" style:family="text">
      <style:text-properties officeooo:rsid="000df9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tacts App</text:p>
      <text:h text:style-name="P10" text:outline-level="1">Escopo</text:h>
      <text:p text:style-name="P5"/>
      <text:p text:style-name="P6">Aplicativo para manter uma lista de contatos, deve recuperar informações, possibilitar a criação e edição de informações e também apagar informações.</text:p>
      <text:p text:style-name="P6"/>
      <text:h text:style-name="P9" text:outline-level="1">Requisitos Funcionais</text:h>
      <text:p text:style-name="P4"/>
      <text:list xml:id="list2432146486" text:style-name="L1">
        <text:list-item>
          <text:p text:style-name="P2">Operações CRUD;</text:p>
        </text:list-item>
        <text:list-item>
          <text:p text:style-name="P2">Interface gráfica que interaja entre o backend e o frontend;</text:p>
        </text:list-item>
        <text:list-item>
          <text:p text:style-name="P2">Filtros que ordenem os resultados de contatos de forma ascendente e descendente;</text:p>
        </text:list-item>
        <text:list-item>
          <text:p text:style-name="P2">Busca em tempo real, ao digitar a informação na busca já ir filtrando possíveis resultados;</text:p>
        </text:list-item>
      </text:list>
      <text:p text:style-name="P1"/>
      <text:h text:style-name="P9" text:outline-level="1">Requisitos Não Funcionais</text:h>
      <text:p text:style-name="P4"/>
      <text:list xml:id="list3311081140" text:style-name="L2">
        <text:list-item>
          <text:p text:style-name="P3">Ser desenvolvido em Javascript com a biblioteca UI React;</text:p>
        </text:list-item>
        <text:list-item>
          <text:p text:style-name="P3">Utilizar a metodologia BEM para modelar o SCSS e utilizar os recursos que facilitam a escrita do <text:span text:style-name="T1">CSS.</text:span></text:p>
        </text:list-item>
        <text:list-item>
          <text:p text:style-name="P7">Utilizar a estrutura de pastas <text:span text:style-name="T2">apresentada durante o curso da coden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4:11:10.466499105</meta:creation-date>
    <dc:date>2020-07-07T16:35:37.174650078</dc:date>
    <meta:editing-duration>PT3M25S</meta:editing-duration>
    <meta:editing-cycles>1</meta:editing-cycles>
    <meta:document-statistic meta:table-count="0" meta:image-count="0" meta:object-count="0" meta:page-count="1" meta:paragraph-count="12" meta:word-count="113" meta:character-count="696" meta:non-whitespace-character-count="602"/>
    <meta:generator>LibreOffice/6.0.7.3$Linux_X86_64 LibreOffice_project/00m0$Build-3</meta:generator>
  </office:meta>
</office:document-meta>
</file>